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 fo:language="de" fo:country="CH"/>
    </style:style>
    <style:style style:name="P2" style:parent-style-name="PreformattedText" style:family="paragraph">
      <style:paragraph-properties fo:text-align="justify"/>
      <style:text-properties fo:font-weight="bold" style:font-weight-asian="bold" style:font-weight-complex="bold" fo:language="de" fo:country="CH"/>
    </style:style>
    <style:style style:name="P3" style:parent-style-name="PreformattedText" style:family="paragraph">
      <style:paragraph-properties fo:text-align="justify"/>
      <style:text-properties fo:language="de" fo:country="CH"/>
    </style:style>
    <style:style style:name="P4" style:parent-style-name="PreformattedText" style:family="paragraph">
      <style:paragraph-properties fo:text-align="justify"/>
      <style:text-properties fo:language="de" fo:country="CH"/>
    </style:style>
    <style:style style:name="P5" style:parent-style-name="PreformattedText" style:family="paragraph">
      <style:paragraph-properties fo:text-align="justify"/>
      <style:text-properties fo:language="de" fo:country="CH"/>
    </style:style>
    <style:style style:name="P6" style:parent-style-name="PreformattedText" style:family="paragraph">
      <style:paragraph-properties fo:text-align="justify"/>
      <style:text-properties fo:language="de" fo:country="CH"/>
    </style:style>
    <style:style style:name="P7" style:parent-style-name="PreformattedText" style:family="paragraph">
      <style:paragraph-properties fo:text-align="justify"/>
    </style:style>
    <style:style style:name="T8" style:parent-style-name="Absatz-Standardschriftart" style:family="text">
      <style:text-properties fo:language="de" fo:country="CH"/>
    </style:style>
    <style:style style:name="T9" style:parent-style-name="Absatz-Standardschriftart" style:family="text">
      <style:text-properties fo:language="de" fo:country="CH"/>
    </style:style>
  </office:automatic-styles>
  <office:body>
    <office:text text:use-soft-page-breaks="true">
      <text:p text:style-name="P1">Das Setup</text:p>
      <text:p text:style-name="P2">Raspberry Pi 4 Model B</text:p>
      <text:p text:style-name="P3">Der Raspberry Pi 4 Model B ist ein SBC (<text:bookmark-start text:name="firstHeading"/><text:bookmark-end text:name="firstHeading"/>Single-board computer</text:p>
      <text:p text:style-name="P4">) mit einem Broadcom BCM2711 SoC Prozessor (4x Cortex-A72 @1.5GHz / ARMv8-A Architektur). Es läuft das hauseigene Raspbian Distro drauf, doch es unterschiedet sich kaum von den herkömmlichen Linux Distros wie Ubuntu.</text:p>
      <text:p text:style-name="P5"/>
      <text:p text:style-name="P6">ASUS Gaming Laptop</text:p>
      <text:p text:style-name="P7"><text:span text:style-name="T8">Dieser Laptop wurde dankt des Mobiltäts-Aspekts für die Entwicklung des Codes gebraucht. Es läuft primär Windows 10 drauf, doch programmiert wurde in Par</text:span><text:span text:style-name="T9">rot OS auf einem USB Stick. Dieser Computer hat eine 64-bit Architektu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anluca Imbiscuso</dc:creator>
    <meta:creation-date>2020-01-15T09:55:00Z</meta:creation-date>
    <dc:date>2020-01-15T13:18:00Z</dc:date>
    <meta:template xlink:href="Normal.dotm" xlink:type="simple"/>
    <meta:editing-cycles>364</meta:editing-cycles>
    <meta:editing-duration>PT0S</meta:editing-duration>
    <meta:document-statistic meta:page-count="1" meta:paragraph-count="1" meta:word-count="76" meta:character-count="557" meta:row-count="4" meta:non-whitespace-character-count="482"/>
  </office:meta>
</office:document-meta>
</file>